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Set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Set.dieOnCircularReference( Stack stk , Project 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pertySet.getDynamic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Set.get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et.getAllSystem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Set.isFilesystem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Set.setNegate( boolean n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Set.append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Set.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ropertySet.setMapper( String type , String from , String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Set.appendRegex( String 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Ref.setRegex( String 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Ref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Set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et.add( FileNameMapper fileNameM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et.addPropertyref( PropertyRef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Set.getMap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Set.assertNotRefere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Set.createMap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Set.addPropertyset( PropertySet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Ref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Ref.setBuiltin( BuiltinPropertySetName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Set.append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tinPropertySetNam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et.addPropertyNames( Set names , Hashtable propertie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">
            <text:p text:style-name="Table_20_Contents">5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PropertySet.appendBuiltin( BuiltinPropertySetName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Set.setRefid( Referenc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Set.setDynamic( boolean dynam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Set.getProperties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PropertyRef.assertValid( String attr ,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Set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Ref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Set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et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